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NFANTES VILLAR MARGOT YOV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34714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RA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07245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INFANTES VILLAR MARGOT YOV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34714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0 724 5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3.7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8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1/2021</text:p>
          </table:table-cell>
          <table:table-cell table:style-name="Tabla2.A3" office:value-type="string">
            <text:p text:style-name="P22">4070689</text:p>
          </table:table-cell>
          <table:table-cell table:style-name="Tabla2.D3" office:value-type="string">
            <text:p text:style-name="P23">18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7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1:02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